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B4D49A4327.png" manifest:media-type="image/png"/>
  <manifest:file-entry manifest:full-path="Pictures/100000000000027B0000026AFD8D8F09.png" manifest:media-type="image/png"/>
  <manifest:file-entry manifest:full-path="Pictures/10000000000002790000026FEBE2720F.png" manifest:media-type="image/png"/>
  <manifest:file-entry manifest:full-path="Pictures/100000000000027C0000026DA37BD50D.png" manifest:media-type="image/png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110000015FCF85B7A0.png" manifest:media-type="image/png"/>
  <manifest:file-entry manifest:full-path="Pictures/1000000000000246000001D6976EDD6D.png" manifest:media-type="image/png"/>
  <manifest:file-entry manifest:full-path="Pictures/1000000000000279000002513B3CFA9C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27900000349E55123D5.png" manifest:media-type="image/png"/>
  <manifest:file-entry manifest:full-path="Pictures/1000000000000279000001FFAFEE1F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FMo-B5" svg:font-family="DFMo-B5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3333" style:font-name="Carlito" fo:font-size="18pt" fo:text-shadow="none"/>
    </style:style>
    <style:style style:name="P5" style:family="paragraph">
      <style:text-properties fo:font-size="20pt"/>
    </style:style>
    <style:style style:name="P6" style:family="paragraph">
      <style:text-properties fo:color="#9900ff" style:font-name="DFMo-B5" fo:font-size="18pt" style:letter-kerning="true" style:font-size-asian="18pt" style:font-size-complex="18pt"/>
    </style:style>
    <style:style style:name="P7" style:family="paragraph">
      <style:text-properties style:font-name="DFMo-B5" fo:font-size="18pt"/>
    </style:style>
    <style:style style:name="P8" style:family="paragraph">
      <style:text-properties fo:color="#ff3333" style:font-name="DFMo-B5" fo:font-size="18pt" fo:text-shadow="none"/>
    </style:style>
    <style:style style:name="T1" style:family="text">
      <style:text-properties fo:color="#9900ff" style:font-name="Carlito" fo:text-shadow="none"/>
    </style:style>
    <style:style style:name="T2" style:family="text">
      <style:text-properties fo:color="#9900ff" style:font-name="Carlito" fo:font-size="18pt" fo:text-shadow="none"/>
    </style:style>
    <style:style style:name="T3" style:family="text">
      <style:text-properties fo:color="#9900ff" style:font-name="DFMo-B5" fo:font-size="18pt" fo:text-shadow="none"/>
    </style:style>
    <style:style style:name="T4" style:family="text">
      <style:text-properties fo:color="#9900ff" style:font-name="DFMo-B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27cm" svg:height="16.43cm" svg:x="0.699cm" svg:y="0.334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6.483cm" svg:x="5.842cm" svg:y="1.778cm">
          <draw:image xlink:href="Pictures/10000000000002790000026FEBE2720F.png" xlink:type="simple" xlink:show="embed" xlink:actuate="onLoad">
            <text:p/>
          </draw:image>
        </draw:frame>
        <draw:frame draw:style-name="gr9" draw:text-style-name="P1" draw:layer="layout" svg:width="16.747cm" svg:height="15.689cm" svg:x="10.649cm" svg:y="3.156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805cm" svg:height="20.999cm" svg:x="0cm" svg:y="0.001cm">
          <draw:image xlink:href="Pictures/100000000000027900000349E55123D5.png" xlink:type="simple" xlink:show="embed" xlink:actuate="onLoad">
            <text:p/>
          </draw:image>
        </draw:frame>
        <draw:frame draw:style-name="gr9" draw:text-style-name="P1" draw:layer="layout" svg:width="16.827cm" svg:height="16.43cm" svg:x="4.509cm" svg:y="2.286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5.689cm" svg:x="10.976cm" svg:y="4.677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cm" svg:height="16.35cm" svg:x="0.254cm" svg:y="0.414cm">
          <draw:image xlink:href="Pictures/100000000000027B0000026AFD8D8F09.png" xlink:type="simple" xlink:show="embed" xlink:actuate="onLoad">
            <text:p/>
          </draw:image>
        </draw:frame>
        <draw:frame draw:style-name="gr9" draw:text-style-name="P1" draw:layer="layout" svg:width="16.747cm" svg:height="13.519cm" svg:x="5.334cm" svg:y="1.975cm">
          <draw:image xlink:href="Pictures/1000000000000279000001FFAFEE1F81.png" xlink:type="simple" xlink:show="embed" xlink:actuate="onLoad">
            <text:p/>
          </draw:image>
        </draw:frame>
        <draw:frame draw:style-name="gr9" draw:text-style-name="P1" draw:layer="layout" svg:width="16.747cm" svg:height="11.535cm" svg:x="11.253cm" svg:y="3.705cm">
          <draw:image xlink:href="Pictures/1000000000000279000001B4D49A432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7.592cm" svg:y="1.578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4" draw:layer="layout" svg:width="2.873cm" svg:height="0.886cm" svg:x="24.63cm" svg:y="1.264cm">
          <draw:text-box>
            <text:p><text:span text:style-name="T2">Template</text:span></text:p>
          </draw:text-box>
        </draw:frame>
        <draw:custom-shape draw:style-name="gr10" draw:text-style-name="P1" xml:id="id10" draw:id="id10" draw:layer="layout" svg:width="7.548cm" svg:height="0.762cm" svg:x="7.774cm" svg:y="5.7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322cm" svg:y1="6.123cm" svg:x2="19.262cm" svg:y2="9.9cm" draw:start-shape="id10" draw:start-glue-point="1" draw:end-shape="id11" draw:end-glue-point="3" svg:d="M15322 6123l3940 3777" svg:viewBox="0 0 3941 3778">
          <text:p/>
        </draw:connector>
        <draw:frame draw:style-name="gr9" draw:text-style-name="P1" draw:layer="layout" svg:width="7.222cm" svg:height="9.286cm" svg:x="0.254cm" svg:y="1.578cm">
          <draw:image xlink:href="Pictures/10000000000001110000015FCF85B7A0.png" xlink:type="simple" xlink:show="embed" xlink:actuate="onLoad">
            <text:p/>
          </draw:image>
        </draw:frame>
        <draw:custom-shape draw:style-name="gr10" draw:text-style-name="P1" xml:id="id16" draw:id="id16" draw:layer="layout" svg:width="4.718cm" svg:height="0.962cm" svg:x="0.2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4.718cm" svg:height="0.812cm" svg:x="0.262cm" svg:y="8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4.718cm" svg:height="3.134cm" svg:x="0.262cm" svg:y="4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37cm" svg:height="0.886cm" svg:x="5.155cm" svg:y="1.578cm">
          <draw:text-box>
            <text:p><text:span text:style-name="T2">Infobox</text:span></text:p>
          </draw:text-box>
        </draw:frame>
        <draw:custom-shape draw:style-name="gr10" draw:text-style-name="P1" xml:id="id14" draw:id="id14" draw:layer="layout" svg:width="7.548cm" svg:height="0.508cm" svg:x="7.762cm" svg:y="10.6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7.548cm" svg:height="0.384cm" svg:x="7.862cm" svg:y="4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41cm" svg:y1="4.21cm" svg:x2="19.262cm" svg:y2="5.31cm" draw:start-shape="id12" draw:start-glue-point="1" draw:end-shape="id13" draw:end-glue-point="3" svg:d="M15410 4210l3852 1100" svg:viewBox="0 0 3853 1101">
          <text:p/>
        </draw:connector>
        <draw:connector draw:style-name="gr11" draw:text-style-name="P1" draw:layer="layout" draw:type="line" svg:x1="15.31cm" svg:y1="10.896cm" svg:x2="19.262cm" svg:y2="13.01cm" draw:start-shape="id14" draw:start-glue-point="1" draw:end-shape="id15" draw:end-glue-point="3" svg:d="M15310 10896l3952 2114" svg:viewBox="0 0 3953 2115">
          <text:p/>
        </draw:connector>
        <draw:connector draw:style-name="gr11" draw:text-style-name="P1" draw:layer="layout" draw:type="line" svg:x1="4.98cm" svg:y1="2.059cm" svg:x2="7.862cm" svg:y2="4.21cm" draw:start-shape="id16" draw:start-glue-point="1" draw:end-shape="id12" draw:end-glue-point="3" svg:d="M4980 2059l2882 2151" svg:viewBox="0 0 2883 2152">
          <text:p/>
        </draw:connector>
        <draw:connector draw:style-name="gr11" draw:text-style-name="P1" draw:layer="layout" draw:type="line" svg:x1="4.98cm" svg:y1="9.192cm" svg:x2="7.762cm" svg:y2="10.896cm" draw:start-shape="id17" draw:start-glue-point="1" draw:end-shape="id14" draw:end-glue-point="3" svg:d="M4980 9192l2782 1704" svg:viewBox="0 0 2783 1705">
          <text:p/>
        </draw:connector>
        <draw:connector draw:style-name="gr11" draw:text-style-name="P1" draw:layer="layout" draw:type="line" svg:x1="4.98cm" svg:y1="6.053cm" svg:x2="7.774cm" svg:y2="6.123cm" draw:start-shape="id18" draw:start-glue-point="1" draw:end-shape="id10" draw:end-glue-point="3" svg:d="M4980 6053l2794 70" svg:viewBox="0 0 2795 71">
          <text:p/>
        </draw:connector>
        <draw:custom-shape draw:style-name="gr10" draw:text-style-name="P1" xml:id="id13" draw:id="id13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7.548cm" svg:height="0.384cm" svg:x="19.262cm" svg:y="12.8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7.548cm" svg:height="0.804cm" svg:x="19.262cm" svg:y="9.4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06cm" svg:height="0.886cm" svg:x="15.551cm" svg:y="1.5cm">
          <draw:text-box>
            <text:p><text:span text:style-name="T2">Dump Da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16.224cm" svg:y="1.66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7.436cm" svg:y="1.524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4" draw:layer="layout" svg:width="3.55cm" svg:height="0.89cm" svg:x="9.843cm" svg:y="0.662cm">
          <draw:text-box>
            <text:p text:style-name="P6">Template</text:p>
          </draw:text-box>
        </draw:frame>
        <draw:custom-shape draw:style-name="gr13" draw:text-style-name="P1" xml:id="id20" draw:id="id20" draw:layer="Layout" svg:width="7.548cm" svg:height="0.762cm" svg:x="16.474cm" svg:y="5.8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11cm" svg:y1="10.6cm" svg:x2="16.474cm" svg:y2="6.223cm" draw:start-shape="id19" draw:start-glue-point="1" draw:end-shape="id20" draw:end-glue-point="3" svg:d="M15110 10600l1364-4377" svg:viewBox="0 0 1365 4378">
          <text:p/>
        </draw:connector>
        <draw:frame draw:style-name="gr9" draw:text-style-name="P1" draw:layer="layout" svg:width="7.222cm" svg:height="9.286cm" svg:x="0.254cm" svg:y="1.978cm">
          <draw:image xlink:href="Pictures/10000000000001110000015FCF85B7A0.png" xlink:type="simple" xlink:show="embed" xlink:actuate="onLoad">
            <text:p/>
          </draw:image>
        </draw:frame>
        <draw:custom-shape draw:style-name="gr13" draw:text-style-name="P1" xml:id="id25" draw:id="id25" draw:layer="Layout" svg:width="4.718cm" svg:height="0.962cm" svg:x="0.262cm" svg:y="1.9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6" draw:id="id26" draw:layer="Layout" svg:width="4.718cm" svg:height="0.812cm" svg:x="0.262cm" svg:y="9.1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7" draw:id="id27" draw:layer="Layout" svg:width="4.718cm" svg:height="3.134cm" svg:x="0.262cm" svg:y="4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3.169cm" svg:height="0.89cm" svg:x="2.948cm" svg:y="0.662cm">
          <draw:text-box>
            <text:p text:style-name="P7"><text:span text:style-name="T3">Infobox</text:span></text:p>
          </draw:text-box>
        </draw:frame>
        <draw:custom-shape draw:style-name="gr13" draw:text-style-name="P1" xml:id="id24" draw:id="id24" draw:layer="Layout" svg:width="7.548cm" svg:height="0.508cm" svg:x="16.462cm" svg:y="10.7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2" draw:id="id22" draw:layer="Layout" svg:width="7.548cm" svg:height="0.438cm" svg:x="16.5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11cm" svg:y1="5.895cm" svg:x2="16.562cm" svg:y2="4.283cm" draw:start-shape="id21" draw:start-glue-point="1" draw:end-shape="id22" draw:end-glue-point="3" svg:d="M15110 5895l1452-1612" svg:viewBox="0 0 1453 1613">
          <text:p/>
        </draw:connector>
        <draw:connector draw:style-name="gr11" draw:text-style-name="P1" draw:layer="layout" draw:type="line" svg:x1="15.11cm" svg:y1="13.655cm" svg:x2="16.462cm" svg:y2="10.996cm" draw:start-shape="id23" draw:start-glue-point="1" draw:end-shape="id24" draw:end-glue-point="3" svg:d="M15110 13655l1352-2659" svg:viewBox="0 0 1353 2660">
          <text:p/>
        </draw:connector>
        <draw:connector draw:style-name="gr11" draw:text-style-name="P1" draw:layer="layout" draw:type="line" svg:x1="4.98cm" svg:y1="2.459cm" svg:x2="7.562cm" svg:y2="5.895cm" draw:start-shape="id25" draw:start-glue-point="1" draw:end-shape="id21" draw:end-glue-point="3" svg:d="M4980 2459l2582 3436" svg:viewBox="0 0 2583 3437">
          <text:p/>
        </draw:connector>
        <draw:connector draw:style-name="gr11" draw:text-style-name="P1" draw:layer="layout" draw:type="line" svg:x1="4.98cm" svg:y1="9.592cm" svg:x2="7.562cm" svg:y2="13.655cm" draw:start-shape="id26" draw:start-glue-point="1" draw:end-shape="id23" draw:end-glue-point="3" svg:d="M4980 9592l2582 4063" svg:viewBox="0 0 2583 4064">
          <text:p/>
        </draw:connector>
        <draw:connector draw:style-name="gr11" draw:text-style-name="P1" draw:layer="layout" draw:type="line" svg:x1="4.98cm" svg:y1="6.453cm" svg:x2="7.436cm" svg:y2="10.637cm" draw:start-shape="id27" draw:start-glue-point="1" svg:d="M4980 6453l2456 4184" svg:viewBox="0 0 2457 4185">
          <text:p/>
        </draw:connector>
        <draw:custom-shape draw:style-name="gr13" draw:text-style-name="P1" xml:id="id21" draw:id="id21" draw:layer="Layout" svg:width="7.548cm" svg:height="0.614cm" svg:x="7.562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7.548cm" svg:height="0.694cm" svg:x="7.562cm" svg:y="13.3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9" draw:id="id19" draw:layer="Layout" svg:width="7.548cm" svg:height="0.804cm" svg:x="7.562cm" svg:y="10.1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94cm" svg:height="0.92cm" svg:x="20.882cm" svg:y="0.794cm">
          <draw:text-box>
            <text:p><text:span text:style-name="T4">Dump</text:span><text:span text:style-name="T2"> </text:span><text:span text:style-name="T4">Fil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FMo-B5" svg:font-family="DFMo-B5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14T13:22:14.734054900</dc:date>
    <dc:creator>Miyayx </dc:creator>
    <meta:editing-duration>PT4H21M2S</meta:editing-duration>
    <meta:editing-cycles>19</meta:editing-cycles>
    <meta:generator>LibreOffice/4.2.8.2$Linux_X86_64 LibreOffice_project/420$Build-2</meta:generator>
    <meta:document-statistic meta:object-count="127"/>
  </office:meta>
</office:document-meta>
</file>